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otlinSerializationJsonDecoder.KotlinSerializationJsonDe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JsonDecoder.KotlinSerializationJsonDecoder( Json j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